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082a9c"/>
    </style:style>
    <style:style style:name="P2" style:family="paragraph" style:parent-style-name="Heading_20_3">
      <style:text-properties officeooo:paragraph-rsid="00082a9c"/>
    </style:style>
    <style:style style:name="P3" style:family="paragraph" style:parent-style-name="Standard">
      <style:text-properties officeooo:paragraph-rsid="00082a9c"/>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IVRE I<text:line-break/><text:line-break/>CIMOURDAIN</text:h>
      <text:p text:style-name="P3"/>
      <text:h text:style-name="P2" text:outline-level="3"><text:bookmark-start text:name="__RefHeading___Toc125052842"/>I<text:line-break/><text:line-break/>LES RUES DE PARIS DANS CE TEMPS-LÀ<text:bookmark-end text:name="__RefHeading___Toc125052842"/></text:h>
      <text:p text:style-name="P3"/>
      <text:p text:style-name="P3">On vivait en public, on mangeait sur des tables dressées devant les portes, les femmes assises sur les perrons des églises faisaient de la charpie en chantant <text:span text:style-name="T1">la Marseillaise</text:span>, le parc Monceaux et le Luxembourg étaient des champs de manœuvre, il y avait dans tous les carrefours des armureries en plein travail, on fabriquait des fusils sous les yeux des passants qui battaient des mains ; on n’entendait que ce mot dans toutes les bouches : <text:span text:style-name="T1">Patience. Nous sommes en révolution</text:span>. On souriait héroïquement. On allait au spectacle comme à Athènes pendant la guerre du Péloponèse ; on voyait affichés au coin des rues : <text:span text:style-name="T1">Le Siège de Thionville. – La Mère de famille sauvée des flammes. – Le Club des Sans-Soucis. – L’Aînée des papesses Jeanne. – Les Philosophes soldats. – L’Art d’aimer au village.</text:span> – Les Allemands étaient aux portes ; le bruit courait que le roi de Prusse avait fait retenir des loges à l’Opéra. Tout était effrayant et personne n’était effrayé. La ténébreuse loi des suspects, qui est le crime de Merlin de Douai, faisait la guillotine visible au-dessus de toutes les têtes. Un procureur, nommé Séran, dénoncé, attendait qu’on vînt l’arrêter, en robe de chambre et en pantoufles, et en jouant de la flûte à sa fenêtre. Personne ne semblait avoir le temps. Tout le monde se hâtait. Pas un chapeau qui n’eût une cocarde. Les femmes disaient : <text:span text:style-name="T1">Nous sommes jolies sous le bonnet rouge</text:span>. Paris semblait plein d’un déménagement. Les marchands de bric-à-brac étaient encombrés de couronnes, de mitres, de sceptres en bois doré et de fleurs de lys, défroques des maisons royales ; c’était la démolition de la monarchie qui passait. On voyait chez les fripiers des chapes et des rochets à vendre au <text:span text:style-name="T1">décroche-moi-ça</text:span>. Aux Porcherons et chez Ramponneau, des hommes affublés de surplis et d’étoles, montés sur des ânes caparaçonnés de chasubles, se faisaient verser le vin du cabaret dans les ciboires des cathédrales. Rue Saint-Jacques, des paveurs, pieds nus, arrêtaient la brouette d’un colporteur qui offrait des chaussures à vendre, se cotisaient et achetaient quinze paires de souliers qu’ils envoyaient à la Convention pour nos soldats. Les bustes de Franklin, de Rousseau, de Brutus, et il faut ajouter de Marat, abondaient ; au-dessous d’un de ces bustes de Marat, rue Cloche-Perce, était accroché sous verre, dans un cadre de bois noir, un réquisitoire contre Malouet, avec faits à l’appui et ces deux lignes en marge : « Ces détails m’ont été donnés par la maîtresse de Sylvain Bailly, bonne patriote qui a des bontés pour moi. – Signé : MARAT. » Sur la place du Palais-Royal, l’inscription de la fontaine : <text:span text:style-name="T1">Quantos effundit in usus !</text:span> était cachée par deux grandes toiles peintes à la détrempe, représentant l’une, Cahier de Gerville dénonçant à l’Assemblée nationale le signe de ralliement des « chiffonnistes » d’Arles ; l’autre, Louis XVI ramené de Varennes dans son carrosse royal, et sous ce carrosse une planche liée par des cordes portant à ses deux bouts deux grenadiers, la bayonnette au fusil. Peu de grandes boutiques étaient ouvertes ; des merceries et des bimbeloteries roulantes circulaient traînées par des femmes, éclairées par des chandelles, les suifs fondant sur les marchandises ; des boutiques en plein vent étaient tenues par des ex-religieuses en perruque blonde ; telle ravaudeuse, raccommodant des bas dans une échoppe, était une comtesse ; telle couturière était une marquise ; madame de Boufflers habitait un grenier d’où elle voyait son hôtel. Des crieurs couraient, offrant les « papiers-nouvelles ». On appelait <text:span text:style-name="T1">écrouelleux</text:span> ceux qui cachaient leur menton dans leur cravate. Les chanteurs ambulants pullulaient. La foule huait Pitou, le chansonnier royaliste, vaillant d’ailleurs, car il fut emprisonné vingt-deux fois et fut traduit devant le tribunal révolutionnaire pour s’être frappé le bas des reins en prononçant le mot <text:span text:style-name="T1">civisme</text:span> ; voyant sa tête en danger, il s’écria : <text:span text:style-name="T1">Mais c’est le contraire de ma tête qui est coupable !</text:span> ce qui fit rire les juges et le sauva. Ce Pitou raillait la mode des noms grecs et latins ; sa <text:soft-page-break/>chanson favorite était sur un savetier qu’il appelait <text:span text:style-name="T1">Cujus</text:span>, et dont il appelait la femme <text:span text:style-name="T1">Cujusdam</text:span>. On faisait des rondes de carmagnole ; on ne disait pas <text:span text:style-name="T1">le cavalier et la dame</text:span>, on disait « le citoyen et la citoyenne ». On dansait dans les cloîtres en ruine, avec des lampions sur l’autel, à la voûte deux bâtons en croix portant quatre chandelles, et des tombes sous la danse. – On portait des vestes bleu de tyran. On avait des épingles de chemise « au bonnet de la liberté » faites de pierres blanches, bleues et rouges. La rue de Richelieu se nommait rue de la Loi ; le faubourg Saint-Antoine se nommait le faubourg de Gloire ; il y avait sur la place de la Bastille une statue de la Nature. On se montrait certains passants connus, Chatelet, Didier, Nicolas et Garnier-Delaunay, qui veillaient à la porte du menuisier Duplay ; Voullant, qui ne manquait pas un jour de guillotine et suivait les charretées de condamnés, et qui appelait cela « aller à la messe rouge » ; Montflabert, juré révolutionnaire et marquis, lequel se faisait appeler <text:span text:style-name="T1">Dix-Août</text:span>. On regardait défiler les élèves de l’École militaire, qualifiés par les décrets de la Convention « aspirants à l’école de Mars », et par le peuple « pages de Robespierre ». On lisait les proclamations de Fréron, dénonçant les suspects du crime de « négotiantisme ». Les « muscadins », ameutés aux portes des mairies, raillaient les mariages civils, s’attroupaient au passage de l’épousée et de l’époux, et disaient : « mariés <text:span text:style-name="T1">municipaliter</text:span> ». Aux Invalides les statues des saints et des rois étaient coiffées du bonnet phrygien. On jouait aux cartes sur la borne des carrefours ; les jeux de cartes étaient, eux aussi, en pleine révolution ; les rois étaient remplacés par les génies, les dames par les libertés, les valets par les égalités, et les as par les lois. On labourait les jardins publics ; la charrue travaillait aux Tuileries. À tout cela était mêlée, surtout dans les partis vaincus, on ne sait quelle hautaine lassitude de vivre ; un homme écrivait à Fouquier-Tinville : « Ayez la bonté de me délivrer de la vie. Voici mon adresse. » Champcenetz était arrêté pour s’être écrié en plein Palais-Royal : « À quand la révolution de Turquie ? Je voudrais voir la république à la Porte. » Partout des journaux. Des garçons perruquiers crêpaient en public des perruques de femmes, pendant que le patron lisait à haute voix le <text:span text:style-name="T1">Moniteur</text:span> ; d’autres commentaient au milieu des groupes, avec force gestes, le journal <text:span text:style-name="T1">Entendons-nous</text:span>, de Dubois-Crancé, ou la <text:span text:style-name="T1">Trompette du Père Bellerose</text:span>. Quelquefois les barbiers étaient en même temps charcutiers ; et l’on voyait des jambons et des andouilles pendre à côté d’une poupée coiffée de cheveux d’or. Des marchands vendaient sur la voie publique « des vins d’émigrés » ; un marchand affichait des vins de <text:span text:style-name="T1">cinquante-deux espèces</text:span> ; d’autres brocantaient des pendules en lyre et des sophas à la duchesse ; un perruquier avait pour enseigne ceci : « je rase le clergé, je peigne la noblesse, j’accommode le tiers-état. » On allait se faire tirer les cartes par Martin, au n° 173 de la rue d’Anjou, ci-devant Dauphine. Le pain manquait, le charbon manquait, le savon manquait ; on voyait passer des bandes de vaches laitières arrivant des provinces. À la Vallée, l’agneau se vendait quinze francs la livre. Une affiche de la Commune assignait à chaque bouche une livre de viande par décade. On faisait queue aux portes des marchands ; une de ces queues est restée légendaire, elle allait de la porte d’un épicier de la rue du Petit-Carreau jusqu’au milieu de la rue Montorgueil. Faire queue, cela s’appelait « tenir la ficelle », à cause d’une longue corde que prenaient dans leur main, l’un derrière l’autre, ceux qui étaient à la file. Les femmes dans cette misère étaient vaillantes et douces. Elles passaient les nuits à attendre leur tour d’entrer chez le boulanger. Les expédients réussissaient à la révolution ; elle soulevait cette vaste détresse avec deux moyens périlleux, l’assignat et le maximum ; l’assignat était le levier, le maximum était le point d’appui. Cet empirisme sauva la France. L’ennemi, aussi bien l’ennemi de Coblentz que l’ennemi de Londres, agiotait sur l’assignat. Des filles allaient et venaient, offrant de l’eau de lavande, des jarretières et des cadenettes, et faisant l’agio ; il y avait les agioteurs du Perron de la rue Vivienne, en souliers crottés, en cheveux gras, en bonnet à poil à queue de renard, et les mayolets de la rue de Valois en bottes cirées, le cure-dents à la bouche, le chapeau velu sur la tête, tutoyés par les filles. Le peuple leur faisait la chasse, ainsi qu’aux voleurs, que les royalistes appelaient « citoyens actifs ». Du reste, très peu de vols. Un dénûment farouche, une probité stoïque. Les va-nu-pieds et les meurt-de-faim passaient, les yeux gravement baissés, devant les devantures des bijoutiers du Palais-Égalité. Dans une visite domiciliaire que fit la section Antoine chez Beaumarchais, une femme cueillit dans le jardin une fleur ; le peuple la souffleta. Le bois coûtait quatre cents francs, argent, la corde ; on voyait dans les rues des gens scier leur bois de lit ; l’hiver, les fontaines étaient gelées ; l’eau coûtait <text:soft-page-break/>vingt sous la voie ; tout le monde se faisait porteur d’eau. Le louis d’or valait trois mille neuf cent cinquante francs. Une course en fiacre coûtait six cents francs. Après une journée de fiacre on entendait ce dialogue : – Cocher, combien vous dois-je ? – Six mille livres. Une marchande d’herbe vendait pour vingt mille francs par jour. Un mendiant disait : <text:span text:style-name="T1">Par charité, secourez-moi ! il me manque deux cent trente livres pour payer mes souliers.</text:span> À l’entrée des ponts, on voyait des colosses sculptés et peints par David que Mercier insultait : <text:span text:style-name="T1">Énormes polichinelles de bois</text:span>, disait-il. Ces colosses figuraient le fédéralisme et la coalition terrassés. Aucune défaillance dans ce peuple. La sombre joie d’en avoir fini avec les trônes. Les volontaires affluaient, offrant leurs poitrines. Chaque rue donnait un bataillon. Les drapeaux des districts allaient et venaient, chacun avec sa devise. Sur le drapeau du district des Capucins on lisait : <text:span text:style-name="T1">Nul ne nous fera la barbe</text:span>. Sur un autre : <text:span text:style-name="T1">Plus de noblesse que dans le cœur</text:span>. Sur tous les murs, des affiches, grandes, petites, blanches, jaunes, vertes, rouges, imprimées, manuscrites, où on lisait ce cri : <text:span text:style-name="T1">Vive la République !</text:span> Les petits enfants bégayaient <text:span text:style-name="T1">Ça ira</text:span>.</text:p>
      <text:p text:style-name="P3"/>
      <text:p text:style-name="P3">Ces petits enfants, c’était l’immense avenir.</text:p>
      <text:p text:style-name="P3"/>
      <text:p text:style-name="P3">Plus tard, à la ville tragique succéda la ville cynique ; les rues de Paris ont eu deux aspects révolutionnaires très distincts, avant et après le 9 thermidor ; le Paris de Saint-Just fit place au Paris de Tallien ; et, ce sont là les continuelles antithèses de Dieu, immédiatement après le Sinaï, la Courtille apparut.</text:p>
      <text:p text:style-name="P3"/>
      <text:p text:style-name="P3">Un accès de folie publique, cela se voit. Cela s’était déjà vu quatre-vingts ans auparavant. On sort de Louis XIV comme on sort de Robespierre, avec un grand besoin de respirer ; de là la Régence qui ouvre le siècle et le Directoire qui le termine. Deux saturnales après deux terrorismes. La France prend la clef des champs, hors du cloître puritain comme hors du cloître monarchique, avec une joie de nation échappée.</text:p>
      <text:p text:style-name="P3"/>
      <text:p text:style-name="P3">Après le 9 thermidor, Paris fut gai, d’une gaieté égarée. Une joie malsaine déborda. À la frénésie de mourir succéda la frénésie de vivre, et la grandeur s’éclipsa. On eut un Trimalcion qui s’appela Grimod de la Reynière ; on eut l’<text:span text:style-name="T1">Almanach des Gourmands</text:span>. On dîna au bruit des fanfares dans les entre-sols du Palais-Royal, avec des orchestres de femmes battant du tambour et sonnant de la trompette ; « le rigaudinier », l’archet au poing, régna ; on soupa « à l’orientale » chez Méot, au milieu des cassolettes pleines de parfums. Le peintre Boze peignait ses filles, innocentes et charmantes têtes de seize ans, « en guillotinées », c’est-à-dire décolletées avec des chemises rouges. Aux danses violentes dans les églises en ruine succédèrent les bals de Ruggieri, de Luquet, de Wenzel, de Mauduit, de la Montansier ; aux graves citoyennes qui faisaient de la charpie succédèrent les sultanes, les sauvages, les nymphes ; aux pieds nus des soldats couverts de sang, de boue et de poussière succédèrent les pieds nus des femmes ornés de diamants ; en même temps que l’impudeur, l’improbité reparut ; il y eut en haut les fournisseurs et en bas « la petite pègre » ; un fourmillement de filous emplit Paris, et chacun dut veiller sur son « luc », c’est-à-dire sur son portefeuille : un des passe-temps était d’aller voir, place du Palais-de-Justice, les voleuses au tabouret ; on était obligé de leur lier les jupes ; à la sortie des théâtres, des gamins offraient des cabriolets en disant : <text:span text:style-name="T1">Citoyen et citoyenne, il y a place pour deux</text:span> ; on ne criait plus <text:span text:style-name="T1">le Vieux Cordelier</text:span> et <text:span text:style-name="T1">l’Ami du peuple</text:span>, on criait <text:span text:style-name="T1">la Lettre de Polichinelle</text:span> et <text:span text:style-name="T1">la Pétition des Galopins</text:span> ; le marquis de Sade présidait la section des Piques, place Vendôme. La réaction était joviale et féroce : les <text:span text:style-name="T1">Dragons de la Liberté</text:span> de 92 renaissaient sous le nom de <text:span text:style-name="T1">Chevaliers du Poignard</text:span>. En même temps surgit sur les tréteaux ce type, Jocrisse. On eut les « merveilleuses », et au delà des merveilleuses les « inconcevables » ; on jura par sa <text:span text:style-name="T1">paole victimée</text:span> et par sa <text:span text:style-name="T1">paole verte</text:span> ; on recula de Mirabeau jusqu’à Bobèche. C’est ainsi que Paris va et vient ; il est l’énorme pendule de la civilisation ; il touche tour à tour un pôle et l’autre, les Thermopyles et Gomorrhe. Après 93, la Révolution traversa une occultation singulière, le siècle sembla oublier de finir ce qu’il avait commencé, on ne sait quelle orgie s’interposa, prit le premier plan, fit reculer au second l’effrayante <text:soft-page-break/>apocalypse, voila la vision démesurée, et éclata de rire après l’épouvante ; la tragédie disparut dans la parodie, et au fond de l’horizon une fumée de carnaval effaça vaguement Méduse.</text:p>
      <text:p text:style-name="P3"/>
      <text:p text:style-name="P3">Mais en 93, où nous sommes, les rues de Paris avaient encore tout l’aspect grandiose et farouche des commencements. Elles avaient leurs orateurs, Varlet qui promenait une baraque roulante du haut de laquelle il haranguait les passants, leurs héros, dont un s’appelait « le capitaine des bâtons ferrés », leurs favoris, Guffroy, l’auteur du pamphlet <text:span text:style-name="T1">Rougiff</text:span>. Quelques-unes de ces popularités étaient malfaisantes ; d’autres étaient saines. Une entre toutes était honnête et fatale : c’était celle de Cimourdai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left="0cm" fo:margin-right="0cm" fo:margin-top="1.693cm" fo:margin-bottom="1.058cm" loext:contextual-spacing="false" fo:text-align="center" style:justify-single-word="false" fo:hyphenation-ladder-count="no-limit" fo:text-indent="0cm" style:auto-text-indent="false" fo:break-before="page" fo:keep-with-next="always"/>
      <style:text-properties fo:font-size="26pt" fo:font-weight="bold" style:font-size-asian="26pt" style:font-weight-asian="bold" style:font-name-complex="Arial" style:font-family-complex="Arial" style:font-family-generic-complex="swiss" style:font-pitch-complex="variable" style:font-size-complex="26pt" style:font-style-complex="italic"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5:38.121000000</dc:date>
    <meta:editing-duration>PT1M8S</meta:editing-duration>
    <meta:editing-cycles>6</meta:editing-cycles>
    <dc:creator>Thibaut Izard</dc:creator>
    <meta:document-statistic meta:table-count="0" meta:image-count="0" meta:object-count="0" meta:page-count="5" meta:paragraph-count="8" meta:word-count="2443" meta:character-count="14459" meta:non-whitespace-character-count="12012"/>
  </office:meta>
</office:document-meta>
</file>